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1770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1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68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33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08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victims-by-race-age-and-gender">
      <style:table-properties table:display="true" style:writing-mode="lr-tb"/>
    </style:style>
    <style:style style:name="ta2" style:family="table" style:master-page-name="PageStyle_5f_offenders-by-race-age-and-gende">
      <style:table-properties table:display="true" style:writing-mode="lr-tb"/>
    </style:style>
    <style:style style:name="ta3" style:family="table" style:master-page-name="PageStyle_5f_relationshp-of-victim-to-offend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circumstances">
      <style:table-properties table:display="true" style:writing-mode="lr-tb"/>
    </style:style>
    <style:style style:name="ta6" style:family="table" style:master-page-name="PageStyle_5f_circumstances-percenta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race-age-and-gender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2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741">
            <text:p>741</text:p>
          </table:table-cell>
          <table:table-cell table:style-name="ce23" office:value-type="float" office:value="2007">
            <text:p>2007</text:p>
          </table:table-cell>
          <table:table-cell table:style-name="ce23" office:value-type="float" office:value="1131">
            <text:p>1131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886">
            <text:p>886</text:p>
          </table:table-cell>
          <table:table-cell table:style-name="ce23" office:value-type="float" office:value="574">
            <text:p>574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588">
            <text:p>588</text:p>
          </table:table-cell>
          <table:table-cell table:style-name="ce23" office:value-type="float" office:value="1836">
            <text:p>1836</text:p>
          </table:table-cell>
          <table:table-cell table:style-name="ce23" office:value-type="float" office:value="1026">
            <text:p>1026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481">
            <text:p>481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4:.B8])" office:value-type="string">
            <text:p>1462</text:p>
          </table:table-cell>
          <table:table-cell table:formula="oooc:=SUM([.C4:.C8])" office:value-type="string">
            <text:p>3911</text:p>
          </table:table-cell>
          <table:table-cell table:formula="oooc:=SUM([.D4:.D8])" office:value-type="string">
            <text:p>2191</text:p>
          </table:table-cell>
          <table:table-cell table:formula="oooc:=SUM([.E4:.E8])" office:value-type="string">
            <text:p>780</text:p>
          </table:table-cell>
          <table:table-cell table:formula="oooc:=SUM([.F4:.F8])" office:value-type="string">
            <text:p>1890</text:p>
          </table:table-cell>
          <table:table-cell table:formula="oooc:=SUM([.G4:.G8])" office:value-type="string">
            <text:p>1072</text:p>
          </table:table-cell>
        </table:table-row>
      </table:table>
      <table:table table:name="offenders-by-race-age-and-gend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2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758">
            <text:p>758</text:p>
          </table:table-cell>
          <table:table-cell table:style-name="ce23" office:value-type="float" office:value="2202">
            <text:p>2202</text:p>
          </table:table-cell>
          <table:table-cell table:style-name="ce23" office:value-type="float" office:value="1059">
            <text:p>1059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528">
            <text:p>528</text:p>
          </table:table-cell>
          <table:table-cell table:style-name="ce23" office:value-type="float" office:value="278">
            <text:p>278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1279">
            <text:p>1279</text:p>
          </table:table-cell>
          <table:table-cell table:style-name="ce23" office:value-type="float" office:value="2465">
            <text:p>2465</text:p>
          </table:table-cell>
          <table:table-cell table:style-name="ce23" office:value-type="float" office:value="1011">
            <text:p>1011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839">
            <text:p>839</text:p>
          </table:table-cell>
          <table:table-cell table:style-name="ce23" office:value-type="float" office:value="371">
            <text:p>371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4:.B8])" office:value-type="string">
            <text:p>2147</text:p>
          </table:table-cell>
          <table:table-cell table:formula="oooc:=SUM([.C4:.C8])" office:value-type="string">
            <text:p>4738</text:p>
          </table:table-cell>
          <table:table-cell table:formula="oooc:=SUM([.D4:.D8])" office:value-type="string">
            <text:p>2091</text:p>
          </table:table-cell>
          <table:table-cell table:formula="oooc:=SUM([.E4:.E8])" office:value-type="string">
            <text:p>524</text:p>
          </table:table-cell>
          <table:table-cell table:formula="oooc:=SUM([.F4:.F8])" office:value-type="string">
            <text:p>1378</text:p>
          </table:table-cell>
          <table:table-cell table:formula="oooc:=SUM([.G4:.G8])" office:value-type="string">
            <text:p>653</text:p>
          </table:table-cell>
        </table:table-row>
      </table:table>
      <table:table table:name="relationshp-of-victim-to-offend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Relationship of Victim to Offender in Aggravated Assault Cases</text:p>
          </table:table-cell>
          <table:table-cell table:style-name="ce23" office:value-type="string">
            <text:p>Total</text:p>
          </table:table-cell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633">
            <text:p>633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155">
            <text:p>155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279">
            <text:p>279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34">
            <text:p>234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228">
            <text:p>228</text:p>
          </table:table-cell>
        </table:table-row>
        <table:table-row table:style-name="ro2">
          <table:table-cell table:style-name="ce23" office:value-type="string">
            <text:p>Victim Was Offender</text:p>
          </table:table-cell>
          <table:table-cell table:style-name="ce23" office:value-type="float" office:value="420">
            <text:p>420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2814">
            <text:p>2814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514">
            <text:p>514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199">
            <text:p>199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1151">
            <text:p>1151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1231">
            <text:p>1231</text:p>
          </table:table-cell>
        </table:table-row>
        <table:table-row table:style-name="ro2">
          <table:table-cell table:style-name="ce23" office:value-type="string">
            <text:p>Relationship Unknown</text:p>
          </table:table-cell>
          <table:table-cell table:style-name="ce23" office:value-type="float" office:value="3889">
            <text:p>3889</text:p>
          </table:table-cell>
        </table:table-row>
        <table:table-row table:style-name="ro2">
          <table:table-cell table:style-name="ce23" office:value-type="string">
            <text:p>Victim Was Stranger</text:p>
          </table:table-cell>
          <table:table-cell table:style-name="ce23" office:value-type="float" office:value="2510">
            <text:p>251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formula="oooc:=SUM([.B2:.B27])" office:value-type="string">
            <text:p>14661</text:p>
          </table:table-cell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Victim to Offender Relationship</text:p>
          </table:table-cell>
          <table:table-cell table:style-name="ce22" office:value-type="string">
            <text:p>Percentage</text:p>
          </table:table-cell>
        </table:table-row>
        <table:table-row table:style-name="ro2">
          <table:table-cell table:style-name="ce21" office:value-type="string">
            <text:p>Victim Known to Offender</text:p>
          </table:table-cell>
          <table:table-cell table:style-name="ce24" office:value-type="percentage" office:value="0.442">
            <text:p>44.20%</text:p>
          </table:table-cell>
        </table:table-row>
        <table:table-row table:style-name="ro2">
          <table:table-cell table:style-name="ce21" office:value-type="string">
            <text:p>Victim Related to Offender</text:p>
          </table:table-cell>
          <table:table-cell table:style-name="ce24" office:value-type="percentage" office:value="0.122">
            <text:p>12.20%</text:p>
          </table:table-cell>
        </table:table-row>
        <table:table-row table:style-name="ro2">
          <table:table-cell table:style-name="ce21" office:value-type="string">
            <text:p>Victim Stranger to Offender</text:p>
          </table:table-cell>
          <table:table-cell table:style-name="ce24" office:value-type="percentage" office:value="0.171">
            <text:p>17.1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percentage" office:value="0.265">
            <text:p>26.50%</text:p>
          </table:table-cell>
        </table:table-row>
        <table:table-row table:style-name="ro2">
          <table:table-cell table:style-name="ce22"/>
          <table:table-cell table:style-name="ce25"/>
        </table:table-row>
      </table:table>
      <table:table table:name="circumstanc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Circumstances of Aggravated Assaults</text:p>
          </table:table-cell>
          <table:table-cell table:style-name="ce23" office:value-type="string">
            <text:p>Total</text:p>
          </table:table-cell>
        </table:table-row>
        <table:table-row table:style-name="ro2">
          <table:table-cell table:style-name="ce23" office:value-type="string">
            <text:p>Argument</text:p>
          </table:table-cell>
          <table:table-cell table:style-name="ce23" office:value-type="float" office:value="4698">
            <text:p>4698</text:p>
          </table:table-cell>
        </table:table-row>
        <table:table-row table:style-name="ro2">
          <table:table-cell table:style-name="ce23" office:value-type="string">
            <text:p>Assault on Law Officer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Drug Dealing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3" office:value-type="string">
            <text:p>Gangland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Juvenile Gang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Lover's Quarrel</text:p>
          </table:table-cell>
          <table:table-cell table:style-name="ce23" office:value-type="float" office:value="304">
            <text:p>304</text:p>
          </table:table-cell>
        </table:table-row>
        <table:table-row table:style-name="ro2">
          <table:table-cell table:style-name="ce23" office:value-type="string">
            <text:p>Other Felony Involved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Other Circumstances</text:p>
          </table:table-cell>
          <table:table-cell table:style-name="ce23" office:value-type="float" office:value="2098">
            <text:p>2098</text:p>
          </table:table-cell>
        </table:table-row>
        <table:table-row table:style-name="ro2">
          <table:table-cell table:style-name="ce23" office:value-type="string">
            <text:p>Unknown Circumstances</text:p>
          </table:table-cell>
          <table:table-cell table:style-name="ce23" office:value-type="float" office:value="3517">
            <text:p>3517</text:p>
          </table:table-cell>
        </table:table-row>
      </table:table>
      <table:table table:name="circumstances-percentag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Circumstances of Aggravated Assaults</text:p>
          </table:table-cell>
          <table:table-cell table:style-name="ce23" office:value-type="string">
            <text:p>Percentage</text:p>
          </table:table-cell>
        </table:table-row>
        <table:table-row table:style-name="ro2">
          <table:table-cell table:style-name="ce23" office:value-type="string">
            <text:p>Argument/Quarrel</text:p>
          </table:table-cell>
          <table:table-cell table:style-name="ce26" office:value-type="percentage" office:value="0.409">
            <text:p>40.90%</text:p>
          </table:table-cell>
        </table:table-row>
        <table:table-row table:style-name="ro2">
          <table:table-cell table:style-name="ce23" office:value-type="string">
            <text:p>Assault on Officer</text:p>
          </table:table-cell>
          <table:table-cell table:style-name="ce26" office:value-type="percentage" office:value="0.062">
            <text:p>6.20%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6" office:value-type="percentage" office:value="0.222">
            <text:p>22.2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6" office:value-type="percentage" office:value="0.307">
            <text:p>30.7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race-age-and-gender" style:display-name="PageStyle_victims-by-race-age-and-gend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-by-race-age-and-gende" style:display-name="PageStyle_offenders-by-race-age-and-gend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lationshp-of-victim-to-offend" style:display-name="PageStyle_relationshp-of-victim-to-offe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-percentage" style:display-name="PageStyle_circumstances-percenta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